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93in"/>
    </style:style>
    <style:style style:name="co2" style:family="table-column">
      <style:table-column-properties fo:break-before="auto" style:column-width="3.4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</style:style>
    <style:style style:name="ce4" style:family="table-cell" style:parent-style-name="Default">
      <style:table-cell-properties fo:border="0.74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User Stori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ory Poin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Project Initialization</text:p>
          </table:table-cell>
          <table:table-cell office:value-type="string" calcext:value-type="string">
            <text:p>Initialize NextJS FrontEnd Project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SP</text:p>
          </table:table-cell>
        </table:table-row>
        <table:table-row table:style-name="ro1">
          <table:covered-table-cell/>
          <table:table-cell office:value-type="string" calcext:value-type="string">
            <text:p>Initialize Springboot BackEnd Project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SP</text:p>
          </table:table-cell>
        </table:table-row>
        <table:table-row table:style-name="ro1">
          <table:covered-table-cell/>
          <table:table-cell office:value-type="string" calcext:value-type="string">
            <text:p>Create Database Structur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Connect BE to Databas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Create CORS Configuration for B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User can upload and download image</text:p>
          </table:table-cell>
          <table:table-cell office:value-type="string" calcext:value-type="string">
            <text:p>[BE] Create image download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[BE] Create image upload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User can manage account</text:p>
          </table:table-cell>
          <table:table-cell office:value-type="string" calcext:value-type="string">
            <text:p>[BE] Create register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[BE] Create user info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[BE] Create user update AP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[BE] Create merchant apply AP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[FE] Create register pag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[FE] Create home pag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SP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[FE] Create User Info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[FE] Create User update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 SP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[FE] Create apply to merchant butt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User can manage session</text:p>
          </table:table-cell>
          <table:table-cell office:value-type="string" calcext:value-type="string">
            <text:p>[FE] Create login pag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4 SP</text:p>
          </table:table-cell>
        </table:table-row>
        <table:table-row table:style-name="ro1">
          <table:covered-table-cell/>
          <table:table-cell office:value-type="string" calcext:value-type="string">
            <text:p>[FE] Create logout button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BE] Create login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BE] Create logout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8">
            <text:p>User can browse item and </text:p>
            <text:p>Get recommendation base on their activities</text:p>
          </table:table-cell>
          <table:table-cell office:value-type="string" calcext:value-type="string">
            <text:p>[BE] Create item query list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BE] Create item filter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BE] Create item info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BE] Create new table for knowledge graph calculation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BE] Create GetRecommendation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SP</text:p>
          </table:table-cell>
        </table:table-row>
        <table:table-row table:style-name="ro1">
          <table:covered-table-cell/>
          <table:table-cell office:value-type="string" calcext:value-type="string">
            <text:p>[FE] Add recommendation widget in homepag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FE] Create search pag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5 SP</text:p>
          </table:table-cell>
        </table:table-row>
        <table:table-row table:style-name="ro1">
          <table:covered-table-cell/>
          <table:table-cell office:value-type="string" calcext:value-type="string">
            <text:p>[FE] Create item detail pag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User can discuss with other user and merchant</text:p>
          </table:table-cell>
          <table:table-cell office:value-type="string" calcext:value-type="string">
            <text:p>[BE] Create discussion create API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BE] Create edit discussion API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BE] Create delete discussion API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FE] Add widget for discussion in item detail page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User can manage wishlist</text:p>
          </table:table-cell>
          <table:table-cell office:value-type="string" calcext:value-type="string">
            <text:p>[BE] Create add to wishlist AP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BE] Create remove from wishlist AP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BE] Create query wishlist AP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2">
          <table:covered-table-cell/>
          <table:table-cell office:value-type="string" calcext:value-type="string">
            <text:p>[FE] Create add to wishlist button in </text:p>
            <text:p>Item widget and item detail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 SP</text:p>
          </table:table-cell>
        </table:table-row>
        <table:table-row table:style-name="ro1">
          <table:covered-table-cell/>
          <table:table-cell office:value-type="string" calcext:value-type="string">
            <text:p>[FE] Create wishlist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User can manage cart</text:p>
          </table:table-cell>
          <table:table-cell office:value-type="string" calcext:value-type="string">
            <text:p>[BE] Create add to cart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BE] Create update cart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BE] Create query cart API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FE] Create add to cart button in item detail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 SP</text:p>
          </table:table-cell>
        </table:table-row>
        <table:table-row table:style-name="ro1">
          <table:covered-table-cell/>
          <table:table-cell office:value-type="string" calcext:value-type="string">
            <text:p>[FE] Create cart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9">
            <text:p>User can do transaction</text:p>
          </table:table-cell>
          <table:table-cell office:value-type="string" calcext:value-type="string">
            <text:p>[BE] Integrate with midtrans for payment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BE] Create Transaction Create AP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BE] Create Transaction Cancel AP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 SP</text:p>
          </table:table-cell>
        </table:table-row>
        <table:table-row table:style-name="ro1">
          <table:covered-table-cell/>
          <table:table-cell office:value-type="string" calcext:value-type="string">
            <text:p>[BE] Create Transaction Finish AP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 SP</text:p>
          </table:table-cell>
        </table:table-row>
        <table:table-row table:style-name="ro1">
          <table:covered-table-cell/>
          <table:table-cell office:value-type="string" calcext:value-type="string">
            <text:p>[BE] Create Transaction Query AP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FE] Create Transaction list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FE] Create Transaction pay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FE] Create Transaction detail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FE] Add “Pay” Button in cart p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User can create review and view existing review</text:p>
          </table:table-cell>
          <table:table-cell office:value-type="string" calcext:value-type="string">
            <text:p>[BE] Create API for creating review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BE] Create API for query review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FE] Create page for create review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FE] Create page for merchant review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covered-table-cell/>
          <table:table-cell office:value-type="string" calcext:value-type="string">
            <text:p>[FE] Create page for existing user review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 S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8">
            <text:p>Merchant can their items</text:p>
          </table:table-cell>
          <table:table-cell office:value-type="string" calcext:value-type="string">
            <text:p>[BE] Create API for create new item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BE] Create API for update item informati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BE] Create API for delete item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FE] Create page for create item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FE] Create page for update item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3 SP</text:p>
          </table:table-cell>
        </table:table-row>
        <table:table-row table:style-name="ro1">
          <table:covered-table-cell/>
          <table:table-cell office:value-type="string" calcext:value-type="string">
            <text:p>[FE] Create button for create item in merchant page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 SP</text:p>
          </table:table-cell>
        </table:table-row>
        <table:table-row table:style-name="ro1">
          <table:covered-table-cell/>
          <table:table-cell office:value-type="string" calcext:value-type="string">
            <text:p>[FE] Create button for edit item in item detail page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 SP</text:p>
          </table:table-cell>
        </table:table-row>
        <table:table-row table:style-name="ro1">
          <table:covered-table-cell/>
          <table:table-cell office:value-type="string" calcext:value-type="string">
            <text:p>[FE] Create button for delete item in item detail page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 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1:34:27.964815667</meta:creation-date>
    <dc:date>2023-06-21T20:02:02.686100945</dc:date>
    <meta:editing-duration>PT8H27M34S</meta:editing-duration>
    <meta:editing-cycles>2</meta:editing-cycles>
    <meta:generator>LibreOffice/7.5.4.2$Linux_X86_64 LibreOffice_project/50$Build-2</meta:generator>
    <meta:document-statistic meta:table-count="1" meta:cell-count="207" meta:object-count="0"/>
  </office:meta>
</office:document-meta>
</file>